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12pt" style:font-size-asian="12pt" style:font-size-complex="12pt"/>
    </style:style>
    <style:style style:name="T3" style:family="text">
      <style:text-properties fo:font-family="Calibri" style:font-family-generic="swiss" style:font-pitch="variable" fo:font-size="9pt" style:font-size-asian="9pt" style:font-size-complex="9pt"/>
    </style:style>
    <style:style style:name="T4" style:family="text">
      <style:text-properties fo:font-family="Calibri" style:font-family-generic="swiss" style:font-pitch="variable" fo:font-size="18pt" style:font-family-asian="'Courier New'" style:font-style-name-asian="Standard" style:font-family-generic-asian="modern" style:font-pitch-asian="fixed" style:font-size-asian="18pt" style:font-family-complex="'Courier New'" style:font-style-name-complex="Standard" style:font-family-generic-complex="modern" style:font-pitch-complex="fixed" style:font-size-complex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3cm" svg:y1="10.935cm" svg:x2="3.95cm" svg:y2="19.01cm" draw:start-shape="id1" draw:start-glue-point="5" draw:end-shape="id2" draw:end-glue-point="0" svg:d="m6300 10935h-2350v8075">
          <text:p/>
        </draw:connector>
        <draw:connector draw:style-name="gr2" draw:text-style-name="P1" draw:layer="layout" svg:x1="13.55cm" svg:y1="2.435cm" svg:x2="13.55cm" svg:y2="3.5cm" draw:start-shape="id3" draw:start-glue-point="2" draw:end-shape="id4" draw:end-glue-point="4" svg:d="m13550 2435v1065">
          <text:p/>
        </draw:connector>
        <draw:frame draw:style-name="gr3" draw:text-style-name="P2" draw:layer="layout" svg:width="1.7cm" svg:height="1.026cm" svg:x="11.2cm" svg:y="9.935cm">
          <draw:text-box>
            <text:p><text:span text:style-name="T1">ja</text:span></text:p>
          </draw:text-box>
        </draw:frame>
        <draw:frame draw:style-name="gr3" draw:text-style-name="P2" draw:layer="layout" svg:width="2.1cm" svg:height="1.026cm" svg:x="8.5cm" svg:y="6.709cm">
          <draw:text-box>
            <text:p><text:span text:style-name="T1">nein</text:span></text:p>
          </draw:text-box>
        </draw:frame>
        <draw:custom-shape draw:style-name="gr4" draw:text-style-name="P3" xml:id="id3" draw:id="id3" draw:layer="layout" svg:width="8.3cm" svg:height="2.335cm" svg:x="9.4cm" svg:y="0.1cm">
          <text:p text:style-name="P1"><text:span text:style-name="T1">Aktualisiere:</text:span></text:p>
          <text:p text:style-name="P1"><text:span text:style-name="T1">descRen(d,newU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7.7cm" svg:height="2.225cm" svg:x="0.1cm" svg:y="19.01cm">
          <text:p text:style-name="P1"><text:span text:style-name="T1">Lege in O':</text:span></text:p>
          <text:p text:style-name="P1"><text:span text:style-name="T1"><text:s text:c="3"/></text:span><text:span text:style-name="T1">descRen(d,newU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7" draw:id="id7" draw:layer="layout" svg:width="8.2cm" svg:height="5.2cm" svg:x="9.5cm" svg:y="3.835cm">
          <text:p text:style-name="P1"><text:span text:style-name="T1">ui(d) nicht in S?</text:span></text:p>
          <text:p text:style-name="P1"><text:span text:style-name="T1">d hinzugefügt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5" draw:id="id5" draw:layer="layout" svg:width="4.4cm" svg:height="3.8cm" svg:x="20.7cm" svg:y="12.935cm">
          <text:p text:style-name="P1"><text:span text:style-name="T1">d</text:span></text:p>
          <text:p text:style-name="P1"><text:span text:style-name="T1">relabelled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1" draw:id="id1" draw:layer="layout" svg:width="4.4cm" svg:height="3.8cm" svg:x="6.3cm" svg:y="9.035cm">
          <text:p text:style-name="P1"><text:span text:style-name="T1">newUi</text:span></text:p>
          <text:p text:style-name="P1"><text:span text:style-name="T1">existiert in</text:span></text:p>
          <text:p text:style-name="P1"><text:span text:style-name="T1">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6" draw:id="id6" draw:layer="layout" svg:width="6.9cm" svg:height="2.235cm" svg:x="10.1cm" svg:y="19cm">
          <draw:glue-point draw:id="4" svg:x="2.195cm" svg:y="-4.847cm"/>
          <draw:glue-point draw:id="5" svg:x="-2.195cm" svg:y="-4.847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0.7cm" svg:y1="14.835cm" svg:x2="15.064cm" svg:y2="19.034cm" draw:start-shape="id5" draw:start-glue-point="5" draw:end-shape="id6" draw:end-glue-point="4" svg:d="m20700 14835h-5636v4199">
          <text:p/>
        </draw:connector>
        <draw:custom-shape draw:style-name="gr6" draw:text-style-name="P3" xml:id="id8" draw:id="id8" draw:layer="layout" svg:width="4.4cm" svg:height="3.8cm" svg:x="16.2cm" svg:y="9.035cm">
          <text:p text:style-name="P1"><text:span text:style-name="T1">d</text:span></text:p>
          <text:p text:style-name="P1"><text:span text:style-name="T1">gelöscht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7.7cm" svg:y1="6.435cm" svg:x2="18.4cm" svg:y2="9.035cm" draw:start-shape="id7" draw:start-glue-point="7" draw:end-shape="id8" draw:end-glue-point="4" svg:d="m17700 6435h700v2600">
          <text:p/>
        </draw:connector>
        <draw:connector draw:style-name="gr2" draw:text-style-name="P1" draw:layer="layout" svg:x1="16.2cm" svg:y1="10.935cm" svg:x2="13.55cm" svg:y2="19cm" draw:start-shape="id8" draw:start-glue-point="5" draw:end-shape="id6" svg:d="m16200 10935h-2650v8065">
          <text:p/>
        </draw:connector>
        <draw:connector draw:style-name="gr2" draw:text-style-name="P1" draw:layer="layout" svg:x1="20.6cm" svg:y1="10.935cm" svg:x2="22.9cm" svg:y2="12.935cm" draw:start-shape="id8" draw:start-glue-point="7" draw:end-shape="id5" draw:end-glue-point="4" svg:d="m20600 10935h2300v2000">
          <text:p/>
        </draw:connector>
        <draw:connector draw:style-name="gr2" draw:text-style-name="P1" draw:layer="layout" svg:x1="9.5cm" svg:y1="6.435cm" svg:x2="8.5cm" svg:y2="9.035cm" draw:start-shape="id7" draw:start-glue-point="5" draw:end-shape="id1" draw:end-glue-point="4" svg:d="m9500 6435h-1000v2600">
          <text:p/>
        </draw:connector>
        <draw:connector draw:style-name="gr1" draw:text-style-name="P1" draw:layer="layout" svg:x1="22.9cm" svg:y1="16.735cm" svg:x2="22.9cm" svg:y2="18.935cm" draw:start-shape="id5" draw:start-glue-point="6" draw:end-shape="id9" draw:end-glue-point="0" svg:d="m22900 16735v2200">
          <text:p/>
        </draw:connector>
        <draw:connector draw:style-name="gr1" draw:text-style-name="P1" draw:layer="layout" svg:x1="10.7cm" svg:y1="10.935cm" svg:x2="12.036cm" svg:y2="19.034cm" draw:start-shape="id1" draw:start-glue-point="7" draw:end-shape="id6" draw:end-glue-point="5" svg:d="m10700 10935h1336v8099">
          <text:p/>
        </draw:connector>
        <draw:frame draw:style-name="gr3" draw:text-style-name="P2" draw:layer="layout" svg:width="2.1cm" svg:height="1.026cm" svg:x="20.8cm" svg:y="9.909cm">
          <draw:text-box>
            <text:p><text:span text:style-name="T1">nein</text:span></text:p>
          </draw:text-box>
        </draw:frame>
        <draw:frame draw:style-name="gr3" draw:text-style-name="P2" draw:layer="layout" svg:width="2.1cm" svg:height="1.026cm" svg:x="22.9cm" svg:y="16.735cm">
          <draw:text-box>
            <text:p><text:span text:style-name="T1">ja</text:span></text:p>
          </draw:text-box>
        </draw:frame>
        <draw:frame draw:style-name="gr3" draw:text-style-name="P2" draw:layer="layout" svg:width="1.7cm" svg:height="1.026cm" svg:x="17.3cm" svg:y="6.609cm">
          <draw:text-box>
            <text:p><text:span text:style-name="T1">ja</text:span></text:p>
          </draw:text-box>
        </draw:frame>
        <draw:frame draw:style-name="gr3" draw:text-style-name="P2" draw:layer="layout" svg:width="1.7cm" svg:height="1.026cm" svg:x="19.1cm" svg:y="13.835cm">
          <draw:text-box>
            <text:p><text:span text:style-name="T1">nein</text:span></text:p>
          </draw:text-box>
        </draw:frame>
        <draw:frame draw:style-name="gr3" draw:text-style-name="P2" draw:layer="layout" svg:width="1.7cm" svg:height="1.026cm" svg:x="14.3cm" svg:y="9.935cm">
          <draw:text-box>
            <text:p><text:span text:style-name="T1">ja</text:span></text:p>
          </draw:text-box>
        </draw:frame>
        <draw:frame draw:style-name="gr3" draw:text-style-name="P2" draw:layer="layout" svg:width="2.1cm" svg:height="1.026cm" svg:x="4.2cm" svg:y="10.009cm">
          <draw:text-box>
            <text:p><text:span text:style-name="T1">nein</text:span></text:p>
          </draw:text-box>
        </draw:frame>
        <draw:custom-shape draw:style-name="gr6" draw:text-style-name="P3" xml:id="id9" draw:id="id9" draw:layer="layout" svg:width="6.8cm" svg:height="2.225cm" svg:x="19.5cm" svg:y="18.935cm">
          <text:p text:style-name="P1"><text:span text:style-name="T1">d = </text:span><text:span text:style-name="T4">relabelled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6.3cm" svg:y1="20.047cm" svg:x2="17.7cm" svg:y2="1.267cm" draw:start-shape="id9" draw:start-glue-point="1" draw:end-shape="id3" draw:end-glue-point="1" svg:d="m26300 20047h525v-18780h-9125">
          <text:p/>
        </draw:connector>
        <draw:custom-shape draw:style-name="gr8" draw:text-style-name="P4" xml:id="id4" draw:id="id4" draw:layer="layout" svg:width="1.5cm" svg:height="1.5cm" svg:x="12.8cm" svg:y="3.5cm">
          <text:p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8:18:49.02</dc:date>
    <dc:creator>Philipp Lucas</dc:creator>
    <meta:editing-duration>PT2H53M10S</meta:editing-duration>
    <meta:editing-cycles>18</meta:editing-cycles>
    <meta:generator>OpenOffice.org/3.4$Win32 OpenOffice.org_project/340m1$Build-9590</meta:generator>
    <meta:document-statistic meta:object-count="27"/>
  </office:meta>
</office:document-meta>
</file>